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21e0f" officeooo:paragraph-rsid="000f06a0" style:font-size-asian="54pt" style:font-size-complex="54pt"/>
    </style:style>
    <style:style style:name="P2" style:family="paragraph" style:parent-style-name="Standard">
      <style:text-properties fo:font-size="54pt" officeooo:rsid="00021e0f" officeooo:paragraph-rsid="000f06a0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font-size="26pt" officeooo:rsid="00021e0f" officeooo:paragraph-rsid="000f06a0" style:font-size-asian="26pt" style:font-size-complex="26pt"/>
    </style:style>
    <style:style style:name="P4" style:family="paragraph" style:parent-style-name="Standard">
      <style:text-properties fo:font-size="26pt" officeooo:rsid="00021e0f" officeooo:paragraph-rsid="000f06a0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14fc8" officeooo:paragraph-rsid="000f06a0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21e0f" officeooo:paragraph-rsid="000f06a0" style:font-size-asian="24pt" style:font-size-complex="24pt"/>
    </style:style>
    <style:style style:name="P7" style:family="paragraph" style:parent-style-name="Standard">
      <style:paragraph-properties fo:text-align="end" style:justify-single-word="false"/>
      <style:text-properties fo:font-size="13.6999998092651pt" officeooo:rsid="00021e0f" officeooo:paragraph-rsid="000f06a0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21e0f" officeooo:paragraph-rsid="000f06a0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02b9ba" officeooo:paragraph-rsid="000f06a0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03d2ae" officeooo:paragraph-rsid="000f06a0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color="#0000ff" fo:font-size="13.6999998092651pt" officeooo:rsid="00021e0f" officeooo:paragraph-rsid="000f06a0" fo:background-color="transparent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color="#0000ff" officeooo:paragraph-rsid="000f06a0" fo:background-color="transparent"/>
    </style:style>
    <style:style style:name="P13" style:family="paragraph" style:parent-style-name="Standard">
      <style:text-properties officeooo:paragraph-rsid="000f06a0"/>
    </style:style>
    <style:style style:name="P14" style:family="paragraph" style:parent-style-name="Standard">
      <style:paragraph-properties fo:text-align="start" style:justify-single-word="false"/>
      <style:text-properties officeooo:paragraph-rsid="000f3d81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officeooo:paragraph-rsid="000f06a0" fo:background-color="transparen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14fc8"/>
    </style:style>
    <style:style style:name="T2" style:family="text">
      <style:text-properties officeooo:rsid="00065c64"/>
    </style:style>
    <style:style style:name="T3" style:family="text">
      <style:text-properties officeooo:rsid="0002b9ba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style:font-name="Monospace" fo:font-size="10pt" officeooo:rsid="0002b9ba" style:font-size-asian="10pt"/>
    </style:style>
    <style:style style:name="T7" style:family="text">
      <style:text-properties style:font-name="Monospace" fo:font-size="10pt" officeooo:rsid="0002b9ba" style:font-size-asian="10pt" style:font-size-complex="13.6999998092651pt"/>
    </style:style>
    <style:style style:name="T8" style:family="text">
      <style:text-properties fo:color="#6666ff" style:font-name="Monospace" fo:font-size="10pt" fo:background-color="transparent" loext:char-shading-value="0" style:font-size-asian="10pt"/>
    </style:style>
    <style:style style:name="T9" style:family="text">
      <style:text-properties fo:color="#0000ff" style:font-name="Monospace" fo:font-size="10pt" fo:background-color="transparent" loext:char-shading-value="0" style:font-size-asian="10pt"/>
    </style:style>
    <style:style style:name="T10" style:family="text">
      <style:text-properties fo:color="#0000ff" style:font-name="Monospace" fo:font-size="10pt" officeooo:rsid="0002b9ba" fo:background-color="transparent" loext:char-shading-value="0" style:font-size-asian="10pt"/>
    </style:style>
    <style:style style:name="T11" style:family="text">
      <style:text-properties fo:color="#0000ff" style:font-name="Monospace" fo:font-size="10pt" officeooo:rsid="0002b9ba" fo:background-color="transparent" loext:char-shading-value="0" style:font-size-asian="10pt" style:font-size-complex="13.6999998092651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 fo:background-color="#e8f2fe"/>
    </style:style>
    <style:style style:name="T1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Monospace" fo:font-size="10pt" style:font-size-asian="10pt" fo:background-color="#e8f2fe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officeooo:rsid="000f3d81" style:font-size-asian="10pt"/>
    </style:style>
    <style:style style:name="T17" style:family="text">
      <style:text-properties fo:color="#000000" style:font-name="Monospace" fo:font-size="10pt" fo:font-weight="bold" style:font-size-asian="10pt" style:font-weight-asian="bold" fo:background-color="#e8f2fe"/>
    </style:style>
    <style:style style:name="T18" style:family="text">
      <style:text-properties fo:color="#000000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7f0055" style:font-name="Monospace" fo:font-size="10pt" fo:font-weight="bold" officeooo:rsid="000f3d81" style:font-size-asian="10pt" style:font-weight-asian="bold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officeooo:rsid="000f3d81"/>
    </style:style>
    <style:style style:name="T24" style:family="text">
      <style:text-properties fo:font-size="13.6999998092651pt" officeooo:rsid="0002b9ba" style:font-size-asian="12pt" style:font-size-complex="13.6999998092651pt"/>
    </style:style>
    <style:style style:name="T25" style:family="text">
      <style:text-properties fo:font-size="13.6999998092651pt" officeooo:rsid="00065c64" style:font-size-asian="12pt" style:font-size-complex="13.699999809265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1">개발 버그 리포트</text:p>
      <text:p text:style-name="P4"/>
      <text:p text:style-name="P5">Dubins curve를 이용한</text:p>
      <text:p text:style-name="P5"><text:s/>Path Interpolation</text:p>
      <text:p text:style-name="P6"><text:span text:style-name="T1">algorithm 개발</text:span> </text:p>
      <text:p text:style-name="P3"/>
      <text:p text:style-name="P3"/>
      <text:p text:style-name="P3"/>
      <text:p text:style-name="P3"/>
      <text:p text:style-name="P3"/>
      <text:p text:style-name="P7">최종 작성일: 2019년 1월 <text:span text:style-name="T2">16</text:span>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1. 2018 1월 <text:span text:style-name="T2">15일 </text:span></text:p>
      <text:p text:style-name="P8"/>
      <text:p text:style-name="P8"/>
      <text:p text:style-name="P8">1.1 <text:s/>1/15 “ros/ros.h” 헤더파일 에러 </text:p>
      <text:p text:style-name="P8"><text:s/></text:p>
      <text:p text:style-name="P13"><text:s text:c="4"/><text:span text:style-name="T3">1.1</text:span>.1 문제점: error “ros.ros.h” 헤더파일을 찾을 수 없습니다.</text:p>
      <text:p text:style-name="P8"/>
      <text:p text:style-name="P8"><text:s text:c="5"/>1.1.2 해결법: <text:span text:style-name="T3">CMakeList.txt 에서 디렉토리를 인클루드 , catkin_package에 <text:s text:c="3"/>INCLUDE_DIRS include 추가</text:span></text:p>
      <text:p text:style-name="P8"><text:span text:style-name="T4"><text:s/></text:span><text:span text:style-name="T8"><text:s text:c="14"/></text:span><text:span text:style-name="T9"><text:s/>include_directories(${catkin_INCLUDE_DIRS</text:span><text:span text:style-name="T10">})</text:span></text:p>
      <text:p text:style-name="P11"><text:span text:style-name="T6"/></text:p>
      <text:p text:style-name="P12"><text:span text:style-name="T7"><text:s text:c="17"/></text:span><text:span text:style-name="T6">catkin_package(</text:span></text:p>
      <text:p text:style-name="P15"><text:span text:style-name="T5"><text:s text:c="25"/>INCLUDE_DIRS include</text:span></text:p>
      <text:p text:style-name="P15"><text:span text:style-name="T5"><text:s text:c="26"/>CATKIN_DEPENDS roscpp geometry_msgs</text:span></text:p>
      <text:p text:style-name="P15"><text:span text:style-name="T5"><text:s text:c="16"/>)</text:span></text:p>
      <text:p text:style-name="P14"><text:span text:style-name="T11"><text:s text:c="22"/></text:span></text:p>
      <text:p text:style-name="P14"><text:span text:style-name="T24">1.2 1/15 </text:span><text:span text:style-name="T25">msg 의 스코프 문제 </text:span></text:p>
      <text:p text:style-name="P9"><text:s text:c="3"/></text:p>
      <text:p text:style-name="P9"><text:s text:c="5"/>1.2.1 문제점: <text:span text:style-name="T2">msg를 찾을 수 없습니다.</text:span></text:p>
      <text:p text:style-name="P9"/>
      <text:p text:style-name="P10"><text:s text:c="12"/>1.2.2 해결법: 헤더파일에 추가 </text:p>
      <text:p text:style-name="P10"/>
      <text:p text:style-name="P10"><text:span text:style-name="T19">void</text:span><text:span text:style-name="T14"> </text:span><text:span text:style-name="T17">msgCallback</text:span><text:span text:style-name="T14">(</text:span><text:span text:style-name="T19">const</text:span><text:span text:style-name="T14"> </text:span><text:span text:style-name="T12">geometry_msgs::PoseConstPtr</text:span><text:span text:style-name="T14">&amp; msg);</text:span></text:p>
      <text:p text:style-name="P10"><text:span text:style-name="T14"/></text:p>
      <text:p text:style-name="P10"><text:span text:style-name="T14"/></text:p>
      <text:p text:style-name="P10"/>
      <text:p text:style-name="P10">2.1 1/15 <text:span text:style-name="T23">q[]를 찾을 수 없습니다. </text:span></text:p>
      <text:p text:style-name="P10"><text:s/></text:p>
      <text:p text:style-name="P10"><text:s text:c="5"/>2.1.1 문제점: <text:s/>스코프가 다르면 변수를 이용할 수 없다.</text:p>
      <text:p text:style-name="P10"/>
      <text:p text:style-name="P10">2.1.2 해결법: <text:s/><text:span text:style-name="T15">서브스크라이버, 퍼블리셔 포인터를 글로벌 변수로 지정하면 포인터를 어디에서든 사용 할 수 있다. 따라서 </text:span><text:span text:style-name="T16">메세지 콜백함수뿐 아니라 다른 함수에서도 사용할 수 있다.</text:span></text:p>
      <text:p text:style-name="P10"><text:span text:style-name="T16"/></text:p>
      <text:p text:style-name="P10"><text:span text:style-name="T21">int</text:span><text:span text:style-name="T15"> </text:span><text:span text:style-name="T18">printConfiguration</text:span><text:span text:style-name="T15">(</text:span><text:span text:style-name="T20">double</text:span><text:span text:style-name="T15"> q[3], </text:span><text:span text:style-name="T20">double</text:span><text:span text:style-name="T15"> x, </text:span><text:span text:style-name="T20">void</text:span><text:span text:style-name="T15">* user_data)</text:span></text:p>
      <text:p text:style-name="P16"><text:span text:style-name="T15">{</text:span></text:p>
      <text:p text:style-name="P16"><text:span text:style-name="T15"><text:s text:c="4"/></text:span><text:span text:style-name="T13">ROS_INFO</text:span><text:span text:style-name="T15">(</text:span><text:span text:style-name="T22">"%f, %f, %f, %f\n"</text:span><text:span text:style-name="T15">, q[0], q[1], q[2], x);</text:span></text:p>
      <text:p text:style-name="P17"/>
      <text:p text:style-name="P17"/>
      <text:p text:style-name="P16"><text:span text:style-name="T15"><text:s text:c="4"/></text:span><text:span text:style-name="T13">geometry_msgs::Pose</text:span><text:span text:style-name="T15"> pose;</text:span></text:p>
      <text:p text:style-name="P16"><text:span text:style-name="T15"><text:s text:c="4"/><text:tab/> <text:s text:c="3"/>pose.</text:span><text:span text:style-name="T13">position</text:span><text:span text:style-name="T15">.</text:span><text:span text:style-name="T13">x</text:span><text:span text:style-name="T15">= q[0];</text:span></text:p>
      <text:p text:style-name="P16"><text:span text:style-name="T15"><text:s text:c="4"/><text:tab/> <text:s text:c="3"/>pose.</text:span><text:span text:style-name="T13">position</text:span><text:span text:style-name="T15">.</text:span><text:span text:style-name="T13">y</text:span><text:span text:style-name="T15">= q[1];</text:span></text:p>
      <text:p text:style-name="P16"><text:span text:style-name="T15"><text:s text:c="4"/><text:tab/> <text:s text:c="3"/>pose.</text:span><text:span text:style-name="T13">position</text:span><text:span text:style-name="T15">.</text:span><text:span text:style-name="T13">z</text:span><text:span text:style-name="T15">= q[2];</text:span></text:p>
      <text:p text:style-name="P17"/>
      <text:p text:style-name="P16"><text:span text:style-name="T15"><text:s text:c="4"/><text:tab/> <text:s text:c="3"/>pose_pub_ptr-&gt;</text:span><text:span text:style-name="T13">publish</text:span><text:span text:style-name="T15">(pose);</text:span></text:p>
      <text:p text:style-name="P16"><text:span text:style-name="T15"><text:s text:c="4"/></text:span><text:span text:style-name="T20">return</text:span><text:span text:style-name="T15"> 0;</text:span></text:p>
      <text:p text:style-name="P10"><text:span text:style-name="T15">}</text:span></text:p>
      <text:p text:style-name="P10"><text:span text:style-name="T16"/>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38:02.558446768</meta:creation-date>
    <dc:date>2019-01-16T17:47:09.048425342</dc:date>
    <meta:editing-duration>PT9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74" meta:character-count="1099" meta:non-whitespace-character-count="775"/>
  </office:meta>
</office:document-meta>
</file>